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365cm" fo:min-width="1.73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729fcf" draw:textarea-horizontal-align="justify" draw:textarea-vertical-align="middle" draw:auto-grow-height="false" fo:min-height="2.365cm" fo:min-width="1.73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00a65d" draw:textarea-horizontal-align="justify" draw:textarea-vertical-align="middle" draw:auto-grow-height="false" fo:min-height="2.365cm" fo:min-width="1.73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f200" draw:textarea-horizontal-align="justify" draw:textarea-vertical-align="middle" draw:auto-grow-height="false" fo:min-height="2.365cm" fo:min-width="1.734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adc5e7" draw:textarea-horizontal-align="justify" draw:textarea-vertical-align="middle" draw:auto-grow-height="false" fo:min-height="0.206cm" fo:min-width="1.734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1.655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1.669cm" fo:min-width="1.734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72bf44" draw:textarea-horizontal-align="justify" draw:textarea-vertical-align="middle" draw:auto-grow-height="false" fo:min-height="0.206cm" fo:min-width="1.73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fff685" draw:textarea-horizontal-align="justify" draw:textarea-vertical-align="middle" draw:auto-grow-height="false" fo:min-height="0.206cm" fo:min-width="1.734cm" fo:padding-top="0.151cm" fo:padding-bottom="0.151cm" fo:padding-left="0.276cm" fo:padding-right="0.27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134cm"/>
    </style:style>
    <style:style style:name="gr12" style:family="graphic" style:parent-style-name="standard">
      <style:graphic-properties draw:stroke="none" svg:stroke-color="#000000" draw:fill="none" draw:fill-color="#ffffff" fo:min-height="2.163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729fc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00a65d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solid" draw:fill-color="#fff200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adc5e7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72bf44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fff685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86cm" svg:height="2.667cm" svg:x="1.635cm" svg:y="10.652cm">
          <text:p text:style-name="P1"><text:span text:style-name="T1">Comm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286cm" svg:height="2.667cm" svg:x="5.445cm" svg:y="5.953cm">
          <text:p text:style-name="P1"><text:span text:style-name="T1">Origina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286cm" svg:height="2.667cm" svg:x="5.445cm" svg:y="9.509cm">
          <text:p text:style-name="P1"><text:span text:style-name="T1">CPA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2.286cm" svg:height="2.667cm" svg:x="5.445cm" svg:y="13.065cm">
          <text:p text:style-name="P1"><text:span text:style-name="T1">CPA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667cm" svg:x="5.445cm" svg:y="16.621cm">
          <text:p text:style-name="P1"><text:span text:style-name="T1">CPA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286cm" svg:height="2.667cm" svg:x="13.7cm" svg:y="4.048cm">
          <text:p text:style-name="P1"><text:span text:style-name="T1">Original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2" draw:id="id12" draw:layer="layout" svg:width="2.286cm" svg:height="0.508cm" svg:x="5.445cm" svg:y="10.017cm">
          <text:p text:style-name="P1"><text:span text:style-name="T1">pl_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286cm" svg:height="0.508cm" svg:x="13.7cm" svg:y="4.556cm">
          <text:p text:style-name="P1"><text:span text:style-name="T1">pl_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4" draw:id="id14" draw:layer="layout" svg:width="2.286cm" svg:height="0.508cm" svg:x="5.445cm" svg:y="11.287cm">
          <text:p text:style-name="P1"><text:span text:style-name="T1">pl_50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2.286cm" svg:height="2.667cm" svg:x="13.7cm" svg:y="9.001cm">
          <text:p text:style-name="P1"><text:span text:style-name="T1">Original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0.889cm" svg:height="2.384cm" svg:x="14.462cm" svg:y="6.461cm">
          <draw:text-box>
            <text:p>.</text:p>
            <text:p>.</text:p>
            <text:p>.</text:p>
          </draw:text-box>
        </draw:frame>
        <draw:custom-shape draw:style-name="gr7" draw:text-style-name="P2" draw:layer="layout" svg:width="2.286cm" svg:height="21.971cm" svg:x="13.7cm" svg:y="4.04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0.508cm" svg:x="13.7cm" svg:y="10.652cm">
          <text:p text:style-name="P1"><text:span text:style-name="T1">pl_50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0.889cm" svg:height="2.384cm" svg:x="14.462cm" svg:y="11.443cm">
          <draw:text-box>
            <text:p>.</text:p>
            <text:p>.</text:p>
            <text:p>.</text:p>
          </draw:text-box>
        </draw:frame>
        <draw:custom-shape draw:style-name="gr8" draw:text-style-name="P8" xml:id="id8" draw:id="id8" draw:layer="layout" svg:width="2.286cm" svg:height="0.508cm" svg:x="5.445cm" svg:y="13.446cm">
          <text:p text:style-name="P1"><text:span text:style-name="T1">pl_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0" draw:id="id10" draw:layer="layout" svg:width="2.286cm" svg:height="0.508cm" svg:x="5.445cm" svg:y="14.716cm">
          <text:p text:style-name="P1"><text:span text:style-name="T1">pl_50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2.286cm" svg:height="2.667cm" svg:x="13.7cm" svg:y="13.827cm">
          <text:p text:style-name="P1"><text:span text:style-name="T1">Origina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286cm" svg:height="0.508cm" svg:x="13.7cm" svg:y="14.335cm">
          <text:p text:style-name="P1"><text:span text:style-name="T1">pl_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0.889cm" svg:height="2.384cm" svg:x="14.462cm" svg:y="16.24cm">
          <draw:text-box>
            <text:p>.</text:p>
            <text:p>.</text:p>
            <text:p>.</text:p>
          </draw:text-box>
        </draw:frame>
        <draw:custom-shape draw:style-name="gr1" draw:text-style-name="P2" xml:id="id11" draw:id="id11" draw:layer="layout" svg:width="2.286cm" svg:height="2.667cm" svg:x="13.7cm" svg:y="18.653cm">
          <text:p text:style-name="P1"><text:span text:style-name="T1">Origina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286cm" svg:height="0.508cm" svg:x="13.7cm" svg:y="20.304cm">
          <text:p text:style-name="P1"><text:span text:style-name="T1">pl_50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0.889cm" svg:height="2.384cm" svg:x="14.462cm" svg:y="20.939cm">
          <draw:text-box>
            <text:p>.</text:p>
            <text:p>.</text:p>
            <text:p>.</text:p>
          </draw:text-box>
        </draw:frame>
        <draw:custom-shape draw:style-name="gr4" draw:text-style-name="P5" xml:id="id5" draw:id="id5" draw:layer="layout" svg:width="2.286cm" svg:height="2.667cm" svg:x="5.445cm" svg:y="16.621cm">
          <text:p text:style-name="P1"><text:span text:style-name="T1">CPA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286cm" svg:height="2.667cm" svg:x="13.7cm" svg:y="23.352cm">
          <text:p text:style-name="P1"><text:span text:style-name="T1">Original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6" draw:id="id6" draw:layer="layout" svg:width="2.286cm" svg:height="0.508cm" svg:x="5.445cm" svg:y="18.78cm">
          <text:p text:style-name="P1"><text:span text:style-name="T1">pl_736</text:span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.286cm" svg:height="0.508cm" svg:x="13.7cm" svg:y="25.511cm">
          <text:p text:style-name="P1"><text:span text:style-name="T1">pl_73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0" draw:layer="layout" draw:type="line" svg:x1="3.921cm" svg:y1="11.985cm" svg:x2="5.445cm" svg:y2="7.286cm" draw:start-shape="id1" draw:start-glue-point="1" draw:end-shape="id2" draw:end-glue-point="3" svg:d="M3921 11985l1524-4699" svg:viewBox="0 0 1525 4700">
          <text:p/>
        </draw:connector>
        <draw:connector draw:style-name="gr10" draw:text-style-name="P10" draw:layer="layout" draw:type="line" svg:x1="3.921cm" svg:y1="11.985cm" svg:x2="5.445cm" svg:y2="10.842cm" draw:start-shape="id1" draw:start-glue-point="1" draw:end-shape="id3" draw:end-glue-point="3" svg:d="M3921 11985l1524-1143" svg:viewBox="0 0 1525 1144">
          <text:p/>
        </draw:connector>
        <draw:connector draw:style-name="gr10" draw:text-style-name="P10" draw:layer="layout" draw:type="line" svg:x1="3.921cm" svg:y1="11.985cm" svg:x2="5.445cm" svg:y2="14.398cm" draw:start-shape="id1" draw:start-glue-point="1" draw:end-shape="id4" draw:end-glue-point="3" svg:d="M3921 11985l1524 2413" svg:viewBox="0 0 1525 2414">
          <text:p/>
        </draw:connector>
        <draw:connector draw:style-name="gr10" draw:text-style-name="P10" draw:layer="layout" draw:type="line" svg:x1="3.921cm" svg:y1="11.985cm" svg:x2="5.445cm" svg:y2="17.954cm" draw:start-shape="id1" draw:start-glue-point="1" draw:end-shape="id5" draw:end-glue-point="3" svg:d="M3921 11985l1524 5969" svg:viewBox="0 0 1525 5970">
          <text:p/>
        </draw:connector>
        <draw:connector draw:style-name="gr10" draw:text-style-name="P10" draw:layer="layout" draw:type="line" svg:x1="7.731cm" svg:y1="19.034cm" svg:x2="13.7cm" svg:y2="24.685cm" draw:start-shape="id6" draw:start-glue-point="1" draw:end-shape="id7" draw:end-glue-point="3" svg:d="M7731 19034l5969 5651" svg:viewBox="0 0 5970 5652">
          <text:p/>
        </draw:connector>
        <draw:connector draw:style-name="gr10" draw:text-style-name="P10" draw:layer="layout" draw:type="line" svg:x1="7.731cm" svg:y1="13.7cm" svg:x2="13.7cm" svg:y2="15.16cm" draw:start-shape="id8" draw:start-glue-point="1" draw:end-shape="id9" draw:end-glue-point="3" svg:d="M7731 13700l5969 1460" svg:viewBox="0 0 5970 1461">
          <text:p/>
        </draw:connector>
        <draw:connector draw:style-name="gr10" draw:text-style-name="P10" draw:layer="layout" draw:type="line" svg:x1="7.731cm" svg:y1="14.97cm" svg:x2="13.7cm" svg:y2="19.986cm" draw:start-shape="id10" draw:start-glue-point="1" draw:end-shape="id11" draw:end-glue-point="3" svg:d="M7731 14970l5969 5016" svg:viewBox="0 0 5970 5017">
          <text:p/>
        </draw:connector>
        <draw:connector draw:style-name="gr10" draw:text-style-name="P10" draw:layer="layout" draw:type="line" svg:x1="7.731cm" svg:y1="10.271cm" svg:x2="13.7cm" svg:y2="5.381cm" draw:start-shape="id12" draw:start-glue-point="1" draw:end-shape="id13" draw:end-glue-point="3" svg:d="M7731 10271l5969-4890" svg:viewBox="0 0 5970 4891">
          <text:p/>
        </draw:connector>
        <draw:connector draw:style-name="gr10" draw:text-style-name="P10" draw:layer="layout" draw:type="line" svg:x1="7.731cm" svg:y1="11.541cm" svg:x2="13.7cm" svg:y2="10.334cm" draw:start-shape="id14" draw:start-glue-point="1" draw:end-shape="id15" draw:end-glue-point="3" svg:d="M7731 11541l5969-1207" svg:viewBox="0 0 5970 1208">
          <text:p/>
        </draw:connector>
        <draw:frame draw:style-name="gr11" draw:text-style-name="P7" draw:layer="layout" svg:width="4.445cm" svg:height="2.384cm" svg:x="2.905cm" svg:y="3.95cm">
          <draw:text-box>
            <text:p>Get ad_relevance</text:p>
          </draw:text-box>
        </draw:frame>
        <draw:frame draw:style-name="gr12" draw:text-style-name="P7" draw:layer="layout" svg:width="6.35cm" svg:height="2.413cm" svg:x="11.922cm" svg:y="1.381cm">
          <draw:text-box>
            <text:p>Select Champion</text:p>
            <text:p>Sort list</text:p>
            <text:p>Calculate KPI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4T11:48:15.849152769</meta:creation-date>
    <dc:date>2021-03-04T12:10:15.703378078</dc:date>
    <meta:editing-duration>PT1M47S</meta:editing-duration>
    <meta:editing-cycles>2</meta:editing-cycles>
    <meta:generator>LibreOffice/6.0.7.3$Linux_X86_64 LibreOffice_project/00m0$Build-3</meta:generator>
    <meta:document-statistic meta:object-count="37"/>
  </office:meta>
</office:document-meta>
</file>